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440000407F00001A4EE655C1142821238A.svm" manifest:media-type="image/x-svm"/>
  <manifest:file-entry manifest:full-path="Pictures/1000020000000270000000FF20057F38FBB6D8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481cm" fo:min-width="4.19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814cm" fo:min-width="3.0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9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0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0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8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3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5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3.773cm" fo:min-width="2.7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6cm" fo:min-width="0.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6cm" fo:min-width="1.9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6cm" fo:min-width="2.0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6cm" fo:min-width="1.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6cm" fo:min-width="2.2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6cm" fo:min-width="1.198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7.116cm" fo:min-width="4.199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32.897cm" fo:min-width="22.106cm"/>
    </style:style>
    <style:style style:name="gr27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77cm" fo:min-width="5.866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5cm"/>
    </style:style>
    <style:style style:name="gr33" style:family="graphic" style:parent-style-name="objectwithoutfill">
      <style:graphic-properties svg:stroke-color="#009353" draw:fill="none" draw:textarea-vertical-align="middle"/>
    </style:style>
    <style:style style:name="gr34" style:family="graphic" style:parent-style-name="objectwithoutfill">
      <style:graphic-properties svg:stroke-color="#009353" draw:marker-end="Arrow" draw:marker-end-width="0.3cm" draw:fill="none" draw:textarea-vertical-align="middl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color="#579d1c" draw:fill="none" draw:textarea-vertical-align="middle"/>
    </style:style>
    <style:style style:name="gr37" style:family="graphic" style:parent-style-name="objectwithoutfill">
      <style:graphic-properties svg:stroke-color="#579d1c" draw:fill="none" draw:fill-color="#aecf00" draw:textarea-vertical-align="middle"/>
    </style:style>
    <style:style style:name="gr38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79448"/>
    </style:style>
    <style:style style:name="P6" style:family="paragraph">
      <loext:graphic-properties draw:fill="none"/>
      <style:paragraph-properties fo:text-align="center"/>
      <style:text-properties fo:color="#fdb94d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loext:graphic-properties draw:fill="none" draw:fill-color="#ffffff"/>
      <style:text-properties fo:color="#f79448" fo:font-size="10pt"/>
    </style:style>
    <style:style style:name="P12" style:family="paragraph">
      <loext:graphic-properties draw:fill="none"/>
      <style:paragraph-properties fo:text-align="center"/>
      <style:text-properties fo:color="#fdb94d" fo:font-size="10pt"/>
    </style:style>
    <style:style style:name="P13" style:family="paragraph">
      <loext:graphic-properties draw:fill="none" draw:fill-color="#ffffff"/>
      <style:text-properties fo:color="#000000" fo:font-size="10pt"/>
    </style:style>
    <style:style style:name="P14" style:family="paragraph">
      <loext:graphic-properties draw:fill="none" draw:fill-color="#aecf00"/>
      <style:paragraph-properties fo:text-align="center"/>
    </style:style>
    <style:style style:name="T1" style:family="text">
      <style:text-properties fo:color="#f79448"/>
    </style:style>
    <style:style style:name="T2" style:family="text">
      <style:text-properties fo:color="#00000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/>
    </style:style>
    <style:style style:name="T5" style:family="text">
      <style:text-properties fo:color="#f79448" fo:font-size="10pt"/>
    </style:style>
    <style:style style:name="T6" style:family="text">
      <style:text-properties fo:color="#000000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699cm" svg:height="6.731cm" svg:x="6.08cm" svg:y="2.27cm">
            <text:p text:style-name="P1">axis_master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032cm" svg:y1="3.54cm" svg:x2="5.953cm" svg:y2="3.54cm">
            <text:p/>
          </draw:line>
          <draw:frame draw:style-name="gr3" draw:text-style-name="P4" draw:layer="layout" svg:width="3.317cm" svg:height="0.962cm" svg:x="2.778cm" svg:y="2.378cm">
            <draw:text-box>
              <text:p>SendData</text:p>
            </draw:text-box>
          </draw:frame>
          <draw:frame draw:style-name="gr4" draw:text-style-name="P4" draw:layer="layout" svg:width="1.84cm" svg:height="0.962cm" svg:x="3.667cm" svg:y="4.991cm">
            <draw:text-box>
              <text:p>Data</text:p>
            </draw:text-box>
          </draw:frame>
          <draw:line draw:style-name="gr2" draw:text-style-name="P3" draw:layer="layout" svg:x1="3.032cm" svg:y1="6.08cm" svg:x2="6.08cm" svg:y2="6.08cm">
            <text:p/>
          </draw:line>
          <draw:g>
            <draw:frame draw:style-name="gr5" draw:text-style-name="P5" draw:layer="layout" svg:width="3.389cm" svg:height="0.962cm" svg:x="10.906cm" svg:y="2.397cm">
              <draw:text-box>
                <text:p><text:span text:style-name="T1">axis_tdata</text:span></text:p>
              </draw:text-box>
            </draw:frame>
            <draw:line draw:style-name="gr2" draw:text-style-name="P6" draw:layer="layout" svg:x1="10.779cm" svg:y1="3.54cm" svg:x2="14.843cm" svg:y2="3.54cm">
              <text:p/>
            </draw:line>
          </draw:g>
          <draw:frame draw:style-name="gr6" draw:text-style-name="P5" draw:layer="layout" svg:width="3.457cm" svg:height="0.962cm" svg:x="10.906cm" svg:y="3.673cm">
            <draw:text-box>
              <text:p><text:span text:style-name="T1">axis_tvalid</text:span></text:p>
            </draw:text-box>
          </draw:frame>
          <draw:line draw:style-name="gr2" draw:text-style-name="P3" draw:layer="layout" svg:x1="10.779cm" svg:y1="4.616cm" svg:x2="14.843cm" svg:y2="4.616cm">
            <text:p/>
          </draw:line>
          <draw:line draw:style-name="gr2" draw:text-style-name="P3" draw:layer="layout" svg:x1="10.779cm" svg:y1="5.699cm" svg:x2="14.843cm" svg:y2="5.699cm">
            <text:p/>
          </draw:line>
          <draw:frame draw:style-name="gr7" draw:text-style-name="P5" draw:layer="layout" svg:width="3.144cm" svg:height="0.962cm" svg:x="10.906cm" svg:y="4.737cm">
            <draw:text-box>
              <text:p><text:span text:style-name="T1">axis_tlast</text:span></text:p>
            </draw:text-box>
          </draw:frame>
          <draw:line draw:style-name="gr2" draw:text-style-name="P3" draw:layer="layout" svg:x1="14.843cm" svg:y1="6.688cm" svg:x2="10.779cm" svg:y2="6.688cm">
            <text:p/>
          </draw:line>
          <draw:frame draw:style-name="gr8" draw:text-style-name="P5" draw:layer="layout" svg:width="3.741cm" svg:height="0.962cm" svg:x="11.206cm" svg:y="5.837cm">
            <draw:text-box>
              <text:p><text:span text:style-name="T1">axis_tready</text:span></text:p>
            </draw:text-box>
          </draw:frame>
          <draw:line draw:style-name="gr2" draw:text-style-name="P3" draw:layer="layout" svg:x1="10.779cm" svg:y1="8.112cm" svg:x2="14.843cm" svg:y2="8.112cm">
            <text:p/>
          </draw:line>
          <draw:frame draw:style-name="gr9" draw:text-style-name="P7" draw:layer="layout" svg:width="2.331cm" svg:height="0.962cm" svg:x="11.668cm" svg:y="7.15cm">
            <draw:text-box>
              <text:p><text:span text:style-name="T2">Ready</text:span></text:p>
            </draw:text-box>
          </draw:frame>
        </draw:g>
        <draw:g>
          <draw:custom-shape draw:style-name="gr10" draw:text-style-name="P8" draw:layer="layout" svg:width="3.531cm" svg:height="4.064cm" svg:x="45.772cm" svg:y="18.526cm">
            <text:p text:style-name="P1"><text:span text:style-name="T3">axis_waddr</text:span></text:p>
            <draw:enhanced-geometry svg:viewBox="0 0 21600 21600" draw:type="rectangle" draw:enhanced-path="M 0 0 L 21600 0 21600 21600 0 21600 0 0 Z N"/>
          </draw:custom-shape>
          <draw:line draw:style-name="gr2" draw:text-style-name="P9" draw:layer="layout" svg:x1="43.482cm" svg:y1="19.293cm" svg:x2="45.677cm" svg:y2="19.293cm">
            <text:p/>
          </draw:line>
          <draw:frame draw:style-name="gr11" draw:text-style-name="P10" draw:layer="layout" svg:width="2.492cm" svg:height="0.645cm" svg:x="43.291cm" svg:y="18.591cm">
            <draw:text-box>
              <text:p><text:span text:style-name="T4">SendData</text:span></text:p>
            </draw:text-box>
          </draw:frame>
          <draw:frame draw:style-name="gr12" draw:text-style-name="P10" draw:layer="layout" svg:width="1.383cm" svg:height="0.645cm" svg:x="43.959cm" svg:y="20.169cm">
            <draw:text-box>
              <text:p><text:span text:style-name="T4">Data</text:span></text:p>
            </draw:text-box>
          </draw:frame>
          <draw:line draw:style-name="gr2" draw:text-style-name="P9" draw:layer="layout" svg:x1="43.482cm" svg:y1="20.826cm" svg:x2="45.772cm" svg:y2="20.826cm">
            <text:p/>
          </draw:line>
          <draw:g>
            <draw:frame draw:style-name="gr13" draw:text-style-name="P11" draw:layer="layout" svg:width="2.546cm" svg:height="0.645cm" svg:x="49.399cm" svg:y="18.603cm">
              <draw:text-box>
                <text:p><text:span text:style-name="T5">axis_tdata</text:span></text:p>
              </draw:text-box>
            </draw:frame>
            <draw:line draw:style-name="gr2" draw:text-style-name="P12" draw:layer="layout" svg:x1="49.303cm" svg:y1="19.293cm" svg:x2="52.357cm" svg:y2="19.293cm">
              <text:p/>
            </draw:line>
          </draw:g>
          <draw:frame draw:style-name="gr14" draw:text-style-name="P11" draw:layer="layout" svg:width="2.597cm" svg:height="0.645cm" svg:x="49.399cm" svg:y="19.373cm">
            <draw:text-box>
              <text:p><text:span text:style-name="T5">axis_tvalid</text:span></text:p>
            </draw:text-box>
          </draw:frame>
          <draw:line draw:style-name="gr2" draw:text-style-name="P9" draw:layer="layout" svg:x1="49.303cm" svg:y1="19.942cm" svg:x2="52.357cm" svg:y2="19.942cm">
            <text:p/>
          </draw:line>
          <draw:line draw:style-name="gr2" draw:text-style-name="P9" draw:layer="layout" svg:x1="49.303cm" svg:y1="20.596cm" svg:x2="52.357cm" svg:y2="20.596cm">
            <text:p/>
          </draw:line>
          <draw:frame draw:style-name="gr15" draw:text-style-name="P11" draw:layer="layout" svg:width="2.362cm" svg:height="0.645cm" svg:x="49.399cm" svg:y="20.016cm">
            <draw:text-box>
              <text:p><text:span text:style-name="T5">axis_tlast</text:span></text:p>
            </draw:text-box>
          </draw:frame>
          <draw:line draw:style-name="gr2" draw:text-style-name="P9" draw:layer="layout" svg:x1="52.357cm" svg:y1="21.193cm" svg:x2="49.303cm" svg:y2="21.193cm">
            <text:p/>
          </draw:line>
          <draw:frame draw:style-name="gr16" draw:text-style-name="P11" draw:layer="layout" svg:width="2.811cm" svg:height="0.645cm" svg:x="49.624cm" svg:y="20.68cm">
            <draw:text-box>
              <text:p><text:span text:style-name="T5">axis_tready</text:span></text:p>
            </draw:text-box>
          </draw:frame>
          <draw:line draw:style-name="gr2" draw:text-style-name="P9" draw:layer="layout" svg:x1="49.303cm" svg:y1="22.053cm" svg:x2="52.357cm" svg:y2="22.053cm">
            <text:p/>
          </draw:line>
          <draw:frame draw:style-name="gr17" draw:text-style-name="P13" draw:layer="layout" svg:width="1.752cm" svg:height="0.645cm" svg:x="49.971cm" svg:y="21.472cm">
            <draw:text-box>
              <text:p><text:span text:style-name="T6">Ready</text:span></text:p>
            </draw:text-box>
          </draw:frame>
        </draw:g>
        <draw:g>
          <draw:custom-shape draw:style-name="gr10" draw:text-style-name="P8" draw:layer="layout" svg:width="3.531cm" svg:height="4.064cm" svg:x="45.772cm" svg:y="24.241cm">
            <text:p text:style-name="P1"><text:span text:style-name="T3">axis_wdata</text:span></text:p>
            <draw:enhanced-geometry svg:viewBox="0 0 21600 21600" draw:type="rectangle" draw:enhanced-path="M 0 0 L 21600 0 21600 21600 0 21600 0 0 Z N"/>
          </draw:custom-shape>
          <draw:line draw:style-name="gr2" draw:text-style-name="P9" draw:layer="layout" svg:x1="43.482cm" svg:y1="25.008cm" svg:x2="45.677cm" svg:y2="25.008cm">
            <text:p/>
          </draw:line>
          <draw:frame draw:style-name="gr11" draw:text-style-name="P10" draw:layer="layout" svg:width="2.492cm" svg:height="0.645cm" svg:x="43.291cm" svg:y="24.306cm">
            <draw:text-box>
              <text:p><text:span text:style-name="T4">SendData</text:span></text:p>
            </draw:text-box>
          </draw:frame>
          <draw:frame draw:style-name="gr12" draw:text-style-name="P10" draw:layer="layout" svg:width="1.383cm" svg:height="0.645cm" svg:x="43.959cm" svg:y="25.884cm">
            <draw:text-box>
              <text:p><text:span text:style-name="T4">Data</text:span></text:p>
            </draw:text-box>
          </draw:frame>
          <draw:line draw:style-name="gr2" draw:text-style-name="P9" draw:layer="layout" svg:x1="43.482cm" svg:y1="26.541cm" svg:x2="45.772cm" svg:y2="26.541cm">
            <text:p/>
          </draw:line>
          <draw:g>
            <draw:frame draw:style-name="gr13" draw:text-style-name="P11" draw:layer="layout" svg:width="2.546cm" svg:height="0.645cm" svg:x="49.399cm" svg:y="24.318cm">
              <draw:text-box>
                <text:p><text:span text:style-name="T5">axis_tdata</text:span></text:p>
              </draw:text-box>
            </draw:frame>
            <draw:line draw:style-name="gr2" draw:text-style-name="P12" draw:layer="layout" svg:x1="49.303cm" svg:y1="25.008cm" svg:x2="52.357cm" svg:y2="25.008cm">
              <text:p/>
            </draw:line>
          </draw:g>
          <draw:frame draw:style-name="gr14" draw:text-style-name="P11" draw:layer="layout" svg:width="2.597cm" svg:height="0.645cm" svg:x="49.399cm" svg:y="25.088cm">
            <draw:text-box>
              <text:p><text:span text:style-name="T5">axis_tvalid</text:span></text:p>
            </draw:text-box>
          </draw:frame>
          <draw:line draw:style-name="gr2" draw:text-style-name="P9" draw:layer="layout" svg:x1="49.303cm" svg:y1="25.657cm" svg:x2="52.357cm" svg:y2="25.657cm">
            <text:p/>
          </draw:line>
          <draw:line draw:style-name="gr2" draw:text-style-name="P9" draw:layer="layout" svg:x1="49.303cm" svg:y1="26.311cm" svg:x2="52.357cm" svg:y2="26.311cm">
            <text:p/>
          </draw:line>
          <draw:frame draw:style-name="gr15" draw:text-style-name="P11" draw:layer="layout" svg:width="2.362cm" svg:height="0.645cm" svg:x="49.399cm" svg:y="25.731cm">
            <draw:text-box>
              <text:p><text:span text:style-name="T5">axis_tlast</text:span></text:p>
            </draw:text-box>
          </draw:frame>
          <draw:line draw:style-name="gr2" draw:text-style-name="P9" draw:layer="layout" svg:x1="52.357cm" svg:y1="26.908cm" svg:x2="49.303cm" svg:y2="26.908cm">
            <text:p/>
          </draw:line>
          <draw:frame draw:style-name="gr16" draw:text-style-name="P11" draw:layer="layout" svg:width="2.811cm" svg:height="0.645cm" svg:x="49.624cm" svg:y="26.395cm">
            <draw:text-box>
              <text:p><text:span text:style-name="T5">axis_tready</text:span></text:p>
            </draw:text-box>
          </draw:frame>
          <draw:line draw:style-name="gr2" draw:text-style-name="P9" draw:layer="layout" svg:x1="49.303cm" svg:y1="27.768cm" svg:x2="52.357cm" svg:y2="27.768cm">
            <text:p/>
          </draw:line>
          <draw:frame draw:style-name="gr17" draw:text-style-name="P13" draw:layer="layout" svg:width="1.752cm" svg:height="0.645cm" svg:x="49.971cm" svg:y="27.187cm">
            <draw:text-box>
              <text:p><text:span text:style-name="T6">Ready</text:span></text:p>
            </draw:text-box>
          </draw:frame>
        </draw:g>
        <draw:custom-shape draw:style-name="gr18" draw:text-style-name="P8" draw:layer="layout" svg:width="3.286cm" svg:height="4.023cm" svg:x="45.918cm" svg:y="29.321cm">
          <text:p text:style-name="P1"><text:span text:style-name="T3">axis_response</text:span></text:p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286cm" svg:height="1.656cm" svg:x="44.231cm" svg:y="30.947cm">
          <draw:text-box>
            <text:p><text:span text:style-name="T4">Data</text:span></text:p>
          </draw:text-box>
        </draw:frame>
        <draw:line draw:style-name="gr2" draw:text-style-name="P9" draw:layer="layout" svg:x1="45.917cm" svg:y1="31.598cm" svg:x2="43.786cm" svg:y2="31.598cm">
          <text:p/>
        </draw:line>
        <draw:frame draw:style-name="gr20" draw:text-style-name="P11" draw:layer="layout" svg:width="2.369cm" svg:height="1.656cm" svg:x="49.293cm" svg:y="29.397cm">
          <draw:text-box>
            <text:p><text:span text:style-name="T5">axis_tdata</text:span></text:p>
          </draw:text-box>
        </draw:frame>
        <draw:line draw:style-name="gr2" draw:text-style-name="P12" draw:layer="layout" svg:x1="52.046cm" svg:y1="30.723cm" svg:x2="49.204cm" svg:y2="30.723cm">
          <text:p/>
        </draw:line>
        <draw:frame draw:style-name="gr21" draw:text-style-name="P11" draw:layer="layout" svg:width="2.416cm" svg:height="1.656cm" svg:x="49.293cm" svg:y="30.159cm">
          <draw:text-box>
            <text:p><text:span text:style-name="T5">axis_tvalid</text:span></text:p>
          </draw:text-box>
        </draw:frame>
        <draw:line draw:style-name="gr2" draw:text-style-name="P9" draw:layer="layout" svg:x1="52.046cm" svg:y1="30.08cm" svg:x2="49.204cm" svg:y2="30.08cm">
          <text:p/>
        </draw:line>
        <draw:line draw:style-name="gr2" draw:text-style-name="P9" draw:layer="layout" svg:x1="52.046cm" svg:y1="31.37cm" svg:x2="49.204cm" svg:y2="31.37cm">
          <text:p/>
        </draw:line>
        <draw:frame draw:style-name="gr22" draw:text-style-name="P11" draw:layer="layout" svg:width="2.197cm" svg:height="1.656cm" svg:x="49.293cm" svg:y="30.796cm">
          <draw:text-box>
            <text:p><text:span text:style-name="T5">axis_tlast</text:span></text:p>
          </draw:text-box>
        </draw:frame>
        <draw:line draw:style-name="gr2" draw:text-style-name="P9" draw:layer="layout" svg:x1="49.204cm" svg:y1="31.961cm" svg:x2="52.046cm" svg:y2="31.961cm">
          <text:p/>
        </draw:line>
        <draw:frame draw:style-name="gr23" draw:text-style-name="P11" draw:layer="layout" svg:width="2.616cm" svg:height="1.656cm" svg:x="49.502cm" svg:y="31.453cm">
          <draw:text-box>
            <text:p><text:span text:style-name="T5">axis_tready</text:span></text:p>
          </draw:text-box>
        </draw:frame>
        <draw:line draw:style-name="gr2" draw:text-style-name="P9" draw:layer="layout" svg:x1="49.204cm" svg:y1="32.812cm" svg:x2="52.046cm" svg:y2="32.812cm">
          <text:p/>
        </draw:line>
        <draw:frame draw:style-name="gr24" draw:text-style-name="P13" draw:layer="layout" svg:width="1.63cm" svg:height="1.656cm" svg:x="49.825cm" svg:y="32.237cm">
          <draw:text-box>
            <text:p><text:span text:style-name="T6">Ready</text:span></text:p>
          </draw:text-box>
        </draw:frame>
        <draw:g>
          <draw:custom-shape draw:style-name="gr10" draw:text-style-name="P8" draw:layer="layout" svg:width="3.531cm" svg:height="4.064cm" svg:x="45.772cm" svg:y="34.274cm">
            <text:p text:style-name="P1"><text:span text:style-name="T3">axis_raddr</text:span></text:p>
            <draw:enhanced-geometry svg:viewBox="0 0 21600 21600" draw:type="rectangle" draw:enhanced-path="M 0 0 L 21600 0 21600 21600 0 21600 0 0 Z N"/>
          </draw:custom-shape>
          <draw:line draw:style-name="gr2" draw:text-style-name="P9" draw:layer="layout" svg:x1="43.482cm" svg:y1="35.041cm" svg:x2="45.677cm" svg:y2="35.041cm">
            <text:p/>
          </draw:line>
          <draw:frame draw:style-name="gr11" draw:text-style-name="P10" draw:layer="layout" svg:width="2.492cm" svg:height="0.645cm" svg:x="43.291cm" svg:y="34.339cm">
            <draw:text-box>
              <text:p><text:span text:style-name="T4">SendData</text:span></text:p>
            </draw:text-box>
          </draw:frame>
          <draw:frame draw:style-name="gr12" draw:text-style-name="P10" draw:layer="layout" svg:width="1.383cm" svg:height="0.645cm" svg:x="43.959cm" svg:y="35.917cm">
            <draw:text-box>
              <text:p><text:span text:style-name="T4">Data</text:span></text:p>
            </draw:text-box>
          </draw:frame>
          <draw:line draw:style-name="gr2" draw:text-style-name="P9" draw:layer="layout" svg:x1="43.482cm" svg:y1="36.574cm" svg:x2="45.772cm" svg:y2="36.574cm">
            <text:p/>
          </draw:line>
          <draw:g>
            <draw:frame draw:style-name="gr13" draw:text-style-name="P11" draw:layer="layout" svg:width="2.546cm" svg:height="0.645cm" svg:x="49.399cm" svg:y="34.351cm">
              <draw:text-box>
                <text:p><text:span text:style-name="T5">axis_tdata</text:span></text:p>
              </draw:text-box>
            </draw:frame>
            <draw:line draw:style-name="gr2" draw:text-style-name="P12" draw:layer="layout" svg:x1="49.303cm" svg:y1="35.041cm" svg:x2="52.357cm" svg:y2="35.041cm">
              <text:p/>
            </draw:line>
          </draw:g>
          <draw:frame draw:style-name="gr14" draw:text-style-name="P11" draw:layer="layout" svg:width="2.597cm" svg:height="0.645cm" svg:x="49.399cm" svg:y="35.121cm">
            <draw:text-box>
              <text:p><text:span text:style-name="T5">axis_tvalid</text:span></text:p>
            </draw:text-box>
          </draw:frame>
          <draw:line draw:style-name="gr2" draw:text-style-name="P9" draw:layer="layout" svg:x1="49.303cm" svg:y1="35.69cm" svg:x2="52.357cm" svg:y2="35.69cm">
            <text:p/>
          </draw:line>
          <draw:line draw:style-name="gr2" draw:text-style-name="P9" draw:layer="layout" svg:x1="49.303cm" svg:y1="36.344cm" svg:x2="52.357cm" svg:y2="36.344cm">
            <text:p/>
          </draw:line>
          <draw:frame draw:style-name="gr15" draw:text-style-name="P11" draw:layer="layout" svg:width="2.362cm" svg:height="0.645cm" svg:x="49.399cm" svg:y="35.764cm">
            <draw:text-box>
              <text:p><text:span text:style-name="T5">axis_tlast</text:span></text:p>
            </draw:text-box>
          </draw:frame>
          <draw:line draw:style-name="gr2" draw:text-style-name="P9" draw:layer="layout" svg:x1="52.357cm" svg:y1="36.941cm" svg:x2="49.303cm" svg:y2="36.941cm">
            <text:p/>
          </draw:line>
          <draw:frame draw:style-name="gr16" draw:text-style-name="P11" draw:layer="layout" svg:width="2.811cm" svg:height="0.645cm" svg:x="49.624cm" svg:y="36.428cm">
            <draw:text-box>
              <text:p><text:span text:style-name="T5">axis_tready</text:span></text:p>
            </draw:text-box>
          </draw:frame>
          <draw:line draw:style-name="gr2" draw:text-style-name="P9" draw:layer="layout" svg:x1="49.303cm" svg:y1="37.801cm" svg:x2="52.357cm" svg:y2="37.801cm">
            <text:p/>
          </draw:line>
          <draw:frame draw:style-name="gr17" draw:text-style-name="P13" draw:layer="layout" svg:width="1.752cm" svg:height="0.645cm" svg:x="49.971cm" svg:y="37.22cm">
            <draw:text-box>
              <text:p><text:span text:style-name="T6">Ready</text:span></text:p>
            </draw:text-box>
          </draw:frame>
        </draw:g>
        <draw:g>
          <draw:custom-shape draw:style-name="gr10" draw:text-style-name="P8" draw:layer="layout" svg:width="3.531cm" svg:height="4.064cm" svg:x="45.772cm" svg:y="39.481cm">
            <text:p text:style-name="P1"><text:span text:style-name="T3">axis_rdata</text:span></text:p>
            <draw:enhanced-geometry svg:viewBox="0 0 21600 21600" draw:type="rectangle" draw:enhanced-path="M 0 0 L 21600 0 21600 21600 0 21600 0 0 Z N"/>
          </draw:custom-shape>
          <draw:line draw:style-name="gr2" draw:text-style-name="P9" draw:layer="layout" svg:x1="43.482cm" svg:y1="40.248cm" svg:x2="45.677cm" svg:y2="40.248cm">
            <text:p/>
          </draw:line>
          <draw:frame draw:style-name="gr11" draw:text-style-name="P10" draw:layer="layout" svg:width="2.492cm" svg:height="0.645cm" svg:x="43.291cm" svg:y="39.546cm">
            <draw:text-box>
              <text:p><text:span text:style-name="T4">SendData</text:span></text:p>
            </draw:text-box>
          </draw:frame>
          <draw:frame draw:style-name="gr12" draw:text-style-name="P10" draw:layer="layout" svg:width="1.383cm" svg:height="0.645cm" svg:x="43.959cm" svg:y="41.124cm">
            <draw:text-box>
              <text:p><text:span text:style-name="T4">Data</text:span></text:p>
            </draw:text-box>
          </draw:frame>
          <draw:line draw:style-name="gr2" draw:text-style-name="P9" draw:layer="layout" svg:x1="43.482cm" svg:y1="41.781cm" svg:x2="45.772cm" svg:y2="41.781cm">
            <text:p/>
          </draw:line>
          <draw:g>
            <draw:frame draw:style-name="gr13" draw:text-style-name="P11" draw:layer="layout" svg:width="2.546cm" svg:height="0.645cm" svg:x="49.399cm" svg:y="39.558cm">
              <draw:text-box>
                <text:p><text:span text:style-name="T5">axis_tdata</text:span></text:p>
              </draw:text-box>
            </draw:frame>
            <draw:line draw:style-name="gr2" draw:text-style-name="P12" draw:layer="layout" svg:x1="49.303cm" svg:y1="40.248cm" svg:x2="52.357cm" svg:y2="40.248cm">
              <text:p/>
            </draw:line>
          </draw:g>
          <draw:frame draw:style-name="gr14" draw:text-style-name="P11" draw:layer="layout" svg:width="2.597cm" svg:height="0.645cm" svg:x="49.399cm" svg:y="40.328cm">
            <draw:text-box>
              <text:p><text:span text:style-name="T5">axis_tvalid</text:span></text:p>
            </draw:text-box>
          </draw:frame>
          <draw:line draw:style-name="gr2" draw:text-style-name="P9" draw:layer="layout" svg:x1="49.303cm" svg:y1="40.897cm" svg:x2="52.357cm" svg:y2="40.897cm">
            <text:p/>
          </draw:line>
          <draw:line draw:style-name="gr2" draw:text-style-name="P9" draw:layer="layout" svg:x1="49.303cm" svg:y1="41.551cm" svg:x2="52.357cm" svg:y2="41.551cm">
            <text:p/>
          </draw:line>
          <draw:frame draw:style-name="gr15" draw:text-style-name="P11" draw:layer="layout" svg:width="2.362cm" svg:height="0.645cm" svg:x="49.399cm" svg:y="40.971cm">
            <draw:text-box>
              <text:p><text:span text:style-name="T5">axis_tlast</text:span></text:p>
            </draw:text-box>
          </draw:frame>
          <draw:line draw:style-name="gr2" draw:text-style-name="P9" draw:layer="layout" svg:x1="52.357cm" svg:y1="42.148cm" svg:x2="49.303cm" svg:y2="42.148cm">
            <text:p/>
          </draw:line>
          <draw:frame draw:style-name="gr16" draw:text-style-name="P11" draw:layer="layout" svg:width="2.811cm" svg:height="0.645cm" svg:x="49.624cm" svg:y="41.635cm">
            <draw:text-box>
              <text:p><text:span text:style-name="T5">axis_tready</text:span></text:p>
            </draw:text-box>
          </draw:frame>
          <draw:line draw:style-name="gr2" draw:text-style-name="P9" draw:layer="layout" svg:x1="49.303cm" svg:y1="43.008cm" svg:x2="52.357cm" svg:y2="43.008cm">
            <text:p/>
          </draw:line>
          <draw:frame draw:style-name="gr17" draw:text-style-name="P13" draw:layer="layout" svg:width="1.752cm" svg:height="0.645cm" svg:x="49.971cm" svg:y="42.427cm">
            <draw:text-box>
              <text:p><text:span text:style-name="T6">Ready</text:span></text:p>
            </draw:text-box>
          </draw:frame>
        </draw:g>
        <draw:custom-shape draw:style-name="gr25" draw:text-style-name="P2" draw:layer="layout" svg:width="4.699cm" svg:height="7.366cm" svg:x="23.225cm" svg:y="2.524cm">
          <text:p text:style-name="P1">axis_slav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.178cm" svg:y1="9.636cm" svg:x2="31.099cm" svg:y2="9.636cm">
          <text:p/>
        </draw:line>
        <draw:frame draw:style-name="gr3" draw:text-style-name="P4" draw:layer="layout" svg:width="3.317cm" svg:height="0.962cm" svg:x="28.178cm" svg:y="8.874cm">
          <draw:text-box>
            <text:p>Data</text:p>
          </draw:text-box>
        </draw:frame>
        <draw:frame draw:style-name="gr4" draw:text-style-name="P4" draw:layer="layout" svg:width="2.331cm" svg:height="0.962cm" svg:x="20.812cm" svg:y="5.245cm">
          <draw:text-box>
            <text:p>Ready</text:p>
          </draw:text-box>
        </draw:frame>
        <draw:line draw:style-name="gr2" draw:text-style-name="P3" draw:layer="layout" svg:x1="20.177cm" svg:y1="6.334cm" svg:x2="23.225cm" svg:y2="6.334cm">
          <text:p/>
        </draw:line>
        <draw:frame draw:style-name="gr5" draw:text-style-name="P5" draw:layer="layout" svg:width="3.389cm" svg:height="0.962cm" svg:x="28.051cm" svg:y="2.651cm">
          <draw:text-box>
            <text:p><text:span text:style-name="T1">axis_tdata</text:span></text:p>
          </draw:text-box>
        </draw:frame>
        <draw:line draw:style-name="gr2" draw:text-style-name="P6" draw:layer="layout" svg:x1="31.988cm" svg:y1="3.794cm" svg:x2="27.924cm" svg:y2="3.794cm">
          <text:p/>
        </draw:line>
        <draw:frame draw:style-name="gr6" draw:text-style-name="P5" draw:layer="layout" svg:width="3.457cm" svg:height="0.962cm" svg:x="28.051cm" svg:y="3.927cm">
          <draw:text-box>
            <text:p><text:span text:style-name="T1">axis_tvalid</text:span></text:p>
          </draw:text-box>
        </draw:frame>
        <draw:line draw:style-name="gr2" draw:text-style-name="P3" draw:layer="layout" svg:x1="31.988cm" svg:y1="4.87cm" svg:x2="27.924cm" svg:y2="4.87cm">
          <text:p/>
        </draw:line>
        <draw:line draw:style-name="gr2" draw:text-style-name="P3" draw:layer="layout" svg:x1="31.988cm" svg:y1="5.953cm" svg:x2="27.924cm" svg:y2="5.953cm">
          <text:p/>
        </draw:line>
        <draw:frame draw:style-name="gr7" draw:text-style-name="P5" draw:layer="layout" svg:width="3.144cm" svg:height="0.962cm" svg:x="28.051cm" svg:y="4.991cm">
          <draw:text-box>
            <text:p><text:span text:style-name="T1">axis_tlast</text:span></text:p>
          </draw:text-box>
        </draw:frame>
        <draw:line draw:style-name="gr2" draw:text-style-name="P3" draw:layer="layout" svg:x1="27.924cm" svg:y1="6.942cm" svg:x2="31.988cm" svg:y2="6.942cm">
          <text:p/>
        </draw:line>
        <draw:frame draw:style-name="gr8" draw:text-style-name="P5" draw:layer="layout" svg:width="3.741cm" svg:height="0.962cm" svg:x="28.351cm" svg:y="6.091cm">
          <draw:text-box>
            <text:p><text:span text:style-name="T1">axis_tready</text:span></text:p>
          </draw:text-box>
        </draw:frame>
        <draw:line draw:style-name="gr2" draw:text-style-name="P3" draw:layer="layout" svg:x1="27.924cm" svg:y1="8.366cm" svg:x2="31.988cm" svg:y2="8.366cm">
          <text:p/>
        </draw:line>
        <draw:frame draw:style-name="gr9" draw:text-style-name="P7" draw:layer="layout" svg:width="2.331cm" svg:height="0.962cm" svg:x="28.813cm" svg:y="7.404cm">
          <draw:text-box>
            <text:p><text:span text:style-name="T2">Ready</text:span></text:p>
          </draw:text-box>
        </draw:frame>
        <draw:custom-shape draw:style-name="gr26" draw:text-style-name="P3" draw:layer="layout" svg:width="22.606cm" svg:height="33.147cm" svg:x="28.432cm" svg:y="14.335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28.432cm" svg:y1="23.225cm" svg:x2="51.165cm" svg:y2="23.217cm">
          <text:p/>
        </draw:line>
        <draw:line draw:style-name="gr27" draw:text-style-name="P3" draw:layer="layout" svg:x1="28.477cm" svg:y1="17.002cm" svg:x2="51.165cm" svg:y2="17.002cm">
          <text:p/>
        </draw:line>
        <draw:line draw:style-name="gr27" draw:text-style-name="P3" draw:layer="layout" svg:x1="28.477cm" svg:y1="28.813cm" svg:x2="51.165cm" svg:y2="28.813cm">
          <text:p/>
        </draw:line>
        <draw:line draw:style-name="gr27" draw:text-style-name="P3" draw:layer="layout" svg:x1="28.391cm" svg:y1="33.893cm" svg:x2="51.079cm" svg:y2="33.893cm">
          <text:p/>
        </draw:line>
        <draw:line draw:style-name="gr27" draw:text-style-name="P3" draw:layer="layout" svg:x1="28.305cm" svg:y1="39.1cm" svg:x2="50.993cm" svg:y2="39.1cm">
          <text:p/>
        </draw:line>
        <draw:line draw:style-name="gr27" draw:text-style-name="P3" draw:layer="layout" svg:x1="28.391cm" svg:y1="44.18cm" svg:x2="51.079cm" svg:y2="44.18cm">
          <text:p/>
        </draw:line>
        <draw:custom-shape draw:style-name="gr28" draw:text-style-name="P3" draw:layer="layout" svg:width="7.366cm" svg:height="2.413cm" svg:x="21.066cm" svg:y="19.0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4" draw:layer="layout" svg:width="2.873cm" svg:height="0.962cm" svg:x="22.765cm" svg:y="19.85cm">
          <draw:text-box>
            <text:p>WADDR</text:p>
          </draw:text-box>
        </draw:frame>
        <draw:custom-shape draw:style-name="gr28" draw:text-style-name="P3" draw:layer="layout" svg:width="7.366cm" svg:height="2.413cm" svg:x="21.066cm" svg:y="24.8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4" draw:layer="layout" svg:width="2.699cm" svg:height="0.962cm" svg:x="22.765cm" svg:y="25.638cm">
          <draw:text-box>
            <text:p>WDATA</text:p>
          </draw:text-box>
        </draw:frame>
        <draw:custom-shape draw:style-name="gr28" draw:text-style-name="P3" draw:layer="layout" svg:width="7.366cm" svg:height="2.413cm" svg:x="20.939cm" svg:y="35.1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4" draw:layer="layout" svg:width="2.754cm" svg:height="0.962cm" svg:x="22.082cm" svg:y="35.979cm">
          <draw:text-box>
            <text:p>RADDR</text:p>
          </draw:text-box>
        </draw:frame>
        <draw:custom-shape draw:style-name="gr28" draw:text-style-name="P3" draw:layer="layout" svg:width="7.366cm" svg:height="2.413cm" svg:x="21.193cm" svg:y="40.2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4" draw:layer="layout" svg:width="2.555cm" svg:height="0.962cm" svg:x="22.336cm" svg:y="41.059cm">
          <draw:text-box>
            <text:p>RDATA</text:p>
          </draw:text-box>
        </draw:frame>
        <draw:line draw:style-name="gr2" draw:text-style-name="P3" draw:layer="layout" svg:x1="23.606cm" svg:y1="15.097cm" svg:x2="28.432cm" svg:y2="15.097cm">
          <text:p/>
        </draw:line>
        <draw:frame draw:style-name="gr3" draw:text-style-name="P4" draw:layer="layout" svg:width="3.317cm" svg:height="0.962cm" svg:x="23.86cm" svg:y="13.7cm">
          <draw:text-box>
            <text:p>WEn</text:p>
          </draw:text-box>
        </draw:frame>
        <draw:line draw:style-name="gr33" draw:text-style-name="P3" draw:layer="layout" svg:x1="28.432cm" svg:y1="34.274cm" svg:x2="41.64cm" svg:y2="34.274cm">
          <text:p/>
        </draw:line>
        <draw:line draw:style-name="gr33" draw:text-style-name="P3" draw:layer="layout" svg:x1="41.656cm" svg:y1="34.274cm" svg:x2="41.656cm" svg:y2="40.243cm">
          <text:p/>
        </draw:line>
        <draw:line draw:style-name="gr34" draw:text-style-name="P3" draw:layer="layout" svg:x1="41.64cm" svg:y1="35.036cm" svg:x2="43.164cm" svg:y2="35.036cm">
          <text:p/>
        </draw:line>
        <draw:line draw:style-name="gr34" draw:text-style-name="P3" draw:layer="layout" svg:x1="41.767cm" svg:y1="40.243cm" svg:x2="43.291cm" svg:y2="40.243cm">
          <text:p/>
        </draw:line>
        <draw:frame draw:style-name="gr35" draw:text-style-name="P3" draw:layer="layout" svg:width="16.51cm" svg:height="6.733cm" svg:x="2.143cm" svg:y="47.99cm">
          <draw:image xlink:href="Pictures/200000440000407F00001A4EE655C1142821238A.svm" xlink:type="simple" xlink:show="embed" xlink:actuate="onLoad">
            <text:p/>
          </draw:image>
          <draw:image xlink:href="Pictures/1000020000000270000000FF20057F38FBB6D8B0.png" xlink:type="simple" xlink:show="embed" xlink:actuate="onLoad"/>
        </draw:frame>
        <draw:line draw:style-name="gr2" draw:text-style-name="P3" draw:layer="layout" svg:x1="23.225cm" svg:y1="34.274cm" svg:x2="28.051cm" svg:y2="34.274cm">
          <text:p/>
        </draw:line>
        <draw:frame draw:style-name="gr3" draw:text-style-name="P4" draw:layer="layout" svg:width="3.317cm" svg:height="0.962cm" svg:x="23.337cm" svg:y="33.058cm">
          <draw:text-box>
            <text:p>REn</text:p>
          </draw:text-box>
        </draw:frame>
        <draw:line draw:style-name="gr36" draw:text-style-name="P3" draw:layer="layout" svg:x1="28.686cm" svg:y1="14.97cm" svg:x2="41.64cm" svg:y2="14.97cm">
          <text:p/>
        </draw:line>
        <draw:line draw:style-name="gr37" draw:text-style-name="P14" draw:layer="layout" svg:x1="41.513cm" svg:y1="25.13cm" svg:x2="41.513cm" svg:y2="14.843cm">
          <text:p/>
        </draw:line>
        <draw:line draw:style-name="gr38" draw:text-style-name="P3" draw:layer="layout" svg:x1="41.513cm" svg:y1="19.288cm" svg:x2="43.291cm" svg:y2="19.288cm">
          <text:p/>
        </draw:line>
        <draw:line draw:style-name="gr38" draw:text-style-name="P3" draw:layer="layout" svg:x1="41.513cm" svg:y1="25.13cm" svg:x2="43.164cm" svg:y2="25.13cm">
          <text:p/>
        </draw:line>
        <draw:frame draw:style-name="gr39" draw:text-style-name="P4" draw:layer="layout" svg:width="4.875cm" svg:height="0.962cm" svg:x="36.814cm" svg:y="13.246cm">
          <draw:text-box>
            <text:p>AXI-Lite Master</text:p>
          </draw:text-box>
        </draw:frame>
        <draw:frame draw:style-name="gr40" draw:text-style-name="P4" draw:layer="layout" svg:width="4.066cm" svg:height="0.962cm" svg:x="45.569cm" svg:y="17.41cm">
          <draw:text-box>
            <text:p>AXIS Master</text:p>
          </draw:text-box>
        </draw:frame>
        <draw:frame draw:style-name="gr40" draw:text-style-name="P4" draw:layer="layout" svg:width="4.066cm" svg:height="0.962cm" svg:x="45.596cm" svg:y="23.406cm">
          <draw:text-box>
            <text:p>AXIS Master</text:p>
          </draw:text-box>
        </draw:frame>
        <draw:frame draw:style-name="gr40" draw:text-style-name="P4" draw:layer="layout" svg:width="4.066cm" svg:height="0.962cm" svg:x="45.45cm" svg:y="28.559cm">
          <draw:text-box>
            <text:p>AXIS Slave</text:p>
          </draw:text-box>
        </draw:frame>
        <draw:frame draw:style-name="gr40" draw:text-style-name="P4" draw:layer="layout" svg:width="4.066cm" svg:height="0.962cm" svg:x="45.702cm" svg:y="33.385cm">
          <draw:text-box>
            <text:p>AXIS Master</text:p>
          </draw:text-box>
        </draw:frame>
        <draw:frame draw:style-name="gr40" draw:text-style-name="P4" draw:layer="layout" svg:width="4.066cm" svg:height="0.962cm" svg:x="45.45cm" svg:y="38.592cm">
          <draw:text-box>
            <text:p>AXIS Mas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931cm" fo:page-height="57.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12:32:13.867000000</meta:creation-date>
    <dc:date>2019-02-02T16:29:59.833000000</dc:date>
    <meta:editing-duration>PT6H2M26S</meta:editing-duration>
    <meta:editing-cycles>15</meta:editing-cycles>
    <meta:generator>LibreOffice/6.0.5.2$Windows_X86_64 LibreOffice_project/54c8cbb85f300ac59db32fe8a675ff7683cd5a16</meta:generator>
    <meta:document-statistic meta:object-count="147"/>
  </office:meta>
</office:document-meta>
</file>